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46cm"/>
    </style:style>
    <style:style style:name="gr2" style:family="graphic" style:parent-style-name="standard">
      <style:graphic-properties draw:stroke="none" svg:stroke-color="#000000" draw:fill="none" draw:fill-color="#ffffff" fo:min-height="0.502cm"/>
    </style:style>
    <style:style style:name="gr3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entury Schoolbook L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6" style:family="paragraph">
      <style:paragraph-properties fo:margin-left="0cm" fo:margin-right="0cm" fo:text-indent="0cm"/>
      <style:text-properties fo:font-family="'Century Schoolbook L'" style:font-family-generic="roman" style:font-pitch="variable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family="'Century Schoolbook L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family="'Century Schoolbook L'" style:font-family-generic="roman" style:font-pitch="variable" fo:font-size="9pt" style:font-size-asian="9pt" style:font-size-complex="9pt"/>
    </style:style>
    <style:style style:name="T3" style:family="text">
      <style:text-properties fo:font-family="'Century Schoolbook L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4" style:family="text">
      <style:text-properties fo:font-family="'Century Schoolbook L'" style:font-family-generic="roman" style:font-pitch="variable" fo:font-size="9pt" fo:font-style="normal" style:font-size-asian="9pt" style:font-style-asian="normal" style:font-size-complex="9pt" style:font-style-complex="normal"/>
    </style:style>
    <style:style style:name="T5" style:family="text">
      <style:text-properties fo:font-family="Symbol" style:font-pitch="variable" style:font-charset="x-symbo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1.216cm" svg:height="1.127cm" svg:x="0.9cm" svg:y="4.2cm">
          <draw:text-box>
            <text:p text:style-name="P1"><text:span text:style-name="T1">r</text:span></text:p>
          </draw:text-box>
        </draw:frame>
        <draw:frame draw:style-name="gr2" draw:text-style-name="P3" draw:layer="layout" svg:width="1.086cm" svg:height="0.752cm" svg:x="1.274cm" svg:y="4.7cm">
          <draw:text-box>
            <text:p text:style-name="P1"><text:span text:style-name="T2">0</text:span></text:p>
          </draw:text-box>
        </draw:frame>
        <draw:path draw:style-name="gr3" draw:text-style-name="P4" draw:layer="layout" svg:width="4.666cm" svg:height="0.982cm" draw:transform="skewX (-0.394793476801043) rotate (0.406836248639801) translate (0.708183363872873cm 3.7596434105804cm)" svg:viewBox="0 0 4667 983" svg:d="m0 8449c1557-1837 4667-535 4667-535">
          <text:p/>
        </draw:path>
        <draw:path draw:style-name="gr3" draw:text-style-name="P4" draw:layer="layout" svg:width="4.512cm" svg:height="0.975cm" draw:transform="skewX (-0.360061424686362) rotate (-2.72009563923384) translate (9.734461525493cm 0.740551719081235cm)" svg:viewBox="0 0 4513 976" svg:d="m0-8340c1505-1825 4513-532 4513-532">
          <text:p/>
        </draw:path>
        <draw:custom-shape draw:style-name="gr4" draw:text-style-name="P4" draw:layer="layout" svg:width="1.909cm" svg:height="1.286cm" svg:x="7.5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919cm" svg:y1="5.5cm" svg:x2="1.473cm" svg:y2="4.5cm">
          <text:p/>
        </draw:line>
        <draw:line draw:style-name="gr5" draw:text-style-name="P4" draw:layer="layout" svg:x1="7.919cm" svg:y1="5.5cm" svg:x2="1.557cm" svg:y2="4.077cm">
          <text:p/>
        </draw:line>
        <draw:line draw:style-name="gr5" draw:text-style-name="P4" draw:layer="layout" svg:x1="7.919cm" svg:y1="5.5cm" svg:x2="1.785cm" svg:y2="3.621cm">
          <text:p/>
        </draw:line>
        <draw:line draw:style-name="gr5" draw:text-style-name="P4" draw:layer="layout" svg:x1="7.919cm" svg:y1="5.5cm" svg:x2="8.322cm" svg:y2="1.286cm">
          <text:p/>
        </draw:line>
        <draw:line draw:style-name="gr5" draw:text-style-name="P4" draw:layer="layout" svg:x1="7.919cm" svg:y1="5.5cm" svg:x2="3.445cm" svg:y2="2.632cm">
          <text:p/>
        </draw:line>
        <draw:line draw:style-name="gr5" draw:text-style-name="P4" draw:layer="layout" svg:x1="7.919cm" svg:y1="5.5cm" svg:x2="4.46cm" svg:y2="2.386cm">
          <text:p/>
        </draw:line>
        <draw:frame draw:style-name="gr1" draw:text-style-name="P2" draw:layer="layout" svg:width="1.217cm" svg:height="1.127cm" svg:x="4.7cm" svg:y="1.9cm">
          <draw:text-box>
            <text:p text:style-name="P1"><text:span text:style-name="T1">r</text:span></text:p>
          </draw:text-box>
        </draw:frame>
        <draw:frame draw:style-name="gr2" draw:text-style-name="P5" draw:layer="layout" svg:width="1.086cm" svg:height="0.752cm" svg:x="5.074cm" svg:y="2.4cm">
          <draw:text-box>
            <text:p text:style-name="P1"><text:span text:style-name="T3">k</text:span></text:p>
          </draw:text-box>
        </draw:frame>
        <draw:frame draw:style-name="gr1" draw:text-style-name="P2" draw:layer="layout" svg:width="1.216cm" svg:height="1.127cm" svg:x="2.968cm" svg:y="2.3cm">
          <draw:text-box>
            <text:p text:style-name="P1"><text:span text:style-name="T1">r</text:span></text:p>
          </draw:text-box>
        </draw:frame>
        <draw:frame draw:style-name="gr2" draw:text-style-name="P3" draw:layer="layout" svg:width="1.208cm" svg:height="0.752cm" svg:x="3.24cm" svg:y="2.9cm">
          <draw:text-box>
            <text:p text:style-name="P1"><text:span text:style-name="T3">k</text:span><text:span text:style-name="T2">-1</text:span></text:p>
          </draw:text-box>
        </draw:frame>
        <draw:frame draw:style-name="gr1" draw:text-style-name="P2" draw:layer="layout" svg:width="1.217cm" svg:height="1.127cm" svg:x="8.04cm" svg:y="0.4cm">
          <draw:text-box>
            <text:p text:style-name="P1"><text:span text:style-name="T1">r</text:span></text:p>
          </draw:text-box>
        </draw:frame>
        <draw:frame draw:style-name="gr2" draw:text-style-name="P5" draw:layer="layout" svg:width="1.086cm" svg:height="0.752cm" svg:x="8.414cm" svg:y="0.9cm">
          <draw:text-box>
            <text:p text:style-name="P1"><text:span text:style-name="T3">n</text:span></text:p>
          </draw:text-box>
        </draw:frame>
        <draw:line draw:style-name="gr6" draw:text-style-name="P4" draw:layer="layout" svg:x1="1.5cm" svg:y1="4.3cm" svg:x2="1cm" svg:y2="2.8cm">
          <text:p/>
        </draw:line>
        <draw:line draw:style-name="gr6" draw:text-style-name="P4" draw:layer="layout" svg:x1="1.609cm" svg:y1="3.88cm" svg:x2="1.588cm" svg:y2="2.106cm">
          <text:p/>
        </draw:line>
        <draw:line draw:style-name="gr6" draw:text-style-name="P4" draw:layer="layout" svg:x1="3.98cm" svg:y1="2.477cm" svg:x2="4.597cm" svg:y2="1.058cm">
          <text:p/>
        </draw:line>
        <draw:frame draw:style-name="gr1" draw:text-style-name="P2" draw:layer="layout" svg:width="1.217cm" svg:height="1.127cm" svg:x="3.5cm" svg:y="0.3cm">
          <draw:text-box>
            <text:p text:style-name="P1"><text:span text:style-name="T1">F</text:span></text:p>
          </draw:text-box>
        </draw:frame>
        <draw:frame draw:style-name="gr2" draw:text-style-name="P5" draw:layer="layout" svg:width="1.086cm" svg:height="0.752cm" svg:x="3.874cm" svg:y="0.8cm">
          <draw:text-box>
            <text:p text:style-name="P1"><text:span text:style-name="T3">k</text:span></text:p>
          </draw:text-box>
        </draw:frame>
        <draw:frame draw:style-name="gr1" draw:text-style-name="P2" draw:layer="layout" svg:width="1.217cm" svg:height="1.127cm" svg:x="0.2cm" svg:y="1.8cm">
          <draw:text-box>
            <text:p text:style-name="P1"><text:span text:style-name="T1">F</text:span></text:p>
          </draw:text-box>
        </draw:frame>
        <draw:frame draw:style-name="gr2" draw:text-style-name="P6" draw:layer="layout" svg:width="1.086cm" svg:height="0.752cm" svg:x="0.574cm" svg:y="2.3cm">
          <draw:text-box>
            <text:p text:style-name="P1"><text:span text:style-name="T4">1</text:span></text:p>
          </draw:text-box>
        </draw:frame>
        <draw:frame draw:style-name="gr1" draw:text-style-name="P2" draw:layer="layout" svg:width="1.217cm" svg:height="1.127cm" svg:x="1.1cm" svg:y="1.1cm">
          <draw:text-box>
            <text:p text:style-name="P1"><text:span text:style-name="T1">F</text:span></text:p>
          </draw:text-box>
        </draw:frame>
        <draw:frame draw:style-name="gr2" draw:text-style-name="P6" draw:layer="layout" svg:width="1.086cm" svg:height="0.752cm" svg:x="1.474cm" svg:y="1.6cm">
          <draw:text-box>
            <text:p text:style-name="P1"><text:span text:style-name="T4">2</text:span></text:p>
          </draw:text-box>
        </draw:frame>
        <draw:line draw:style-name="gr7" draw:text-style-name="P4" draw:layer="layout" svg:x1="3.445cm" svg:y1="2.632cm" svg:x2="4.46cm" svg:y2="2.386cm">
          <text:p/>
        </draw:line>
        <draw:frame draw:style-name="gr1" draw:text-style-name="P2" draw:layer="layout" svg:width="1.718cm" svg:height="1.127cm" svg:x="2.7cm" svg:y="1.501cm">
          <draw:text-box>
            <text:p text:style-name="P1"><text:span text:style-name="T5">D</text:span><text:span text:style-name="T1">r</text:span></text:p>
          </draw:text-box>
        </draw:frame>
        <draw:frame draw:style-name="gr2" draw:text-style-name="P5" draw:layer="layout" svg:width="1.086cm" svg:height="0.752cm" svg:x="3.374cm" svg:y="2cm">
          <draw:text-box>
            <text:p text:style-name="P1"><text:span text:style-name="T3">k</text:span></text:p>
          </draw:text-box>
        </draw:frame>
        <draw:frame draw:style-name="gr8" draw:layer="layout" svg:width="1.5cm" svg:height="1cm" svg:x="7.8cm" svg:y="5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06:48</dc:date>
    <meta:editing-cycles>25</meta:editing-cycles>
    <meta:editing-duration>PT06H45M05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